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D0000023E33B5D6193F1C6843.png" manifest:media-type="image/png"/>
  <manifest:file-entry manifest:full-path="Pictures/10000000000002F900000240191FF3AC5BDB85FA.png" manifest:media-type="image/png"/>
  <manifest:file-entry manifest:full-path="Pictures/10000000000002FC0000023E5B9C6FED7DAA7466.png" manifest:media-type="image/png"/>
  <manifest:file-entry manifest:full-path="Pictures/10000000000003C3000002CB84C507150BCDF7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Helvetica1" svg:font-family="Helvetic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2" svg:font-family="Helvetic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95cm" fo:min-width="6.25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94cm" fo:min-width="6.25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0.692cm" fo:min-width="1.94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0.692cm" fo:min-width="2.20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4.49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7.507cm" fo:min-width="24.339cm"/>
    </style:style>
    <style:style style:name="gr10" style:family="graphic" style:parent-style-name="objectwithoutfill">
      <style:graphic-properties draw:stroke="dash" draw:stroke-dash="_32__20_Dots_20_1_20_Dash" svg:stroke-color="#000000" draw:fill="none" draw:textarea-vertical-align="middle"/>
    </style:style>
    <style:style style:name="gr11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6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08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11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788cm" fo:min-width="25.859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6.639cm" fo:min-width="0.7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693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181cm" fo:min-width="19.091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177cm" fo:min-width="17.77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6.900001525878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36.9000015258789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36.9000015258789pt"/>
    </style:style>
    <style:style style:name="T2" style:family="text">
      <style:text-properties style:text-position="33% 58%" fo:font-size="36.9000015258789pt"/>
    </style:style>
    <style:style style:name="T3" style:family="text">
      <style:text-properties style:text-position="-33% 58%" fo:font-size="36.9000015258789pt"/>
    </style:style>
    <style:style style:name="T4" style:family="text">
      <style:text-properties style:text-position="0% 100%" fo:font-size="36.9000015258789pt"/>
    </style:style>
    <style:style style:name="T5" style:family="text">
      <style:text-properties fo:font-size="36.9000015258789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6.759cm" svg:height="2.545cm" svg:x="11.46cm" svg:y="1.725cm">
          <text:p text:style-name="P1"><text:span text:style-name="T1">Lu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6.759cm" svg:height="2.544cm" svg:x="11.46cm" svg:y="5.033cm">
          <text:p text:style-name="P1"><text:span text:style-name="T1">He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759cm" svg:height="2.545cm" svg:x="11.46cm" svg:y="8.341cm">
          <text:p text:style-name="P1"><text:span text:style-name="T1">Kidn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759cm" svg:height="2.545cm" svg:x="11.46cm" svg:y="11.903cm">
          <text:p text:style-name="P1"><text:span text:style-name="T1">L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759cm" svg:height="2.545cm" svg:x="11.46cm" svg:y="15.211cm">
          <text:p text:style-name="P1"><text:span text:style-name="T1">Bu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44cm" svg:height="10.942cm" svg:x="19.908cm" svg:y="7.068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703cm" svg:height="10.942cm" svg:x="6.391cm" svg:y="7.068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992cm" svg:height="2cm" svg:x="23.964cm" svg:y="11.938cm">
          <text:p text:style-name="P1"><text:span text:style-name="T1">W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7.743cm" svg:y1="7.068cm" svg:x2="11.46cm" svg:y2="6.305cm">
          <text:p/>
        </draw:line>
        <draw:connector draw:style-name="gr6" draw:text-style-name="P3" draw:layer="layout" draw:type="curve" svg:x1="18.219cm" svg:y1="6.305cm" svg:x2="18.219cm" svg:y2="2.997cm" draw:start-shape="id1" draw:end-shape="id2" svg:d="M18219 6305c750 0 750-3308 0-3308" svg:viewBox="0 0 564 3309">
          <text:p/>
        </draw:connector>
        <draw:connector draw:style-name="gr6" draw:text-style-name="P3" draw:layer="layout" draw:type="curve" svg:x1="11.46cm" svg:y1="2.997cm" svg:x2="11.46cm" svg:y2="6.305cm" draw:start-shape="id2" draw:start-glue-point="3" draw:end-shape="id1" svg:d="M11460 2997c-753 0-753 3308 0 3308" svg:viewBox="0 0 566 3309">
          <text:p/>
        </draw:connector>
        <draw:line draw:style-name="gr6" draw:text-style-name="P3" draw:layer="layout" svg:x1="18.219cm" svg:y1="6.306cm" svg:x2="21.26cm" svg:y2="7.069cm">
          <text:p/>
        </draw:line>
        <draw:line draw:style-name="gr7" draw:text-style-name="P1" draw:layer="layout" svg:x1="22.612cm" svg:y1="13.43cm" svg:x2="23.964cm" svg:y2="13.43cm">
          <text:p/>
        </draw:line>
        <draw:line draw:style-name="gr8" draw:text-style-name="P3" draw:layer="layout" svg:x1="19.909cm" svg:y1="9.659cm" svg:x2="18.219cm" svg:y2="9.659cm">
          <text:p/>
        </draw:line>
        <draw:line draw:style-name="gr8" draw:text-style-name="P3" draw:layer="layout" svg:x1="11.46cm" svg:y1="9.614cm" svg:x2="9.094cm" svg:y2="9.614cm">
          <text:p/>
        </draw:line>
        <draw:line draw:style-name="gr8" draw:text-style-name="P3" draw:layer="layout" svg:x1="19.909cm" svg:y1="12.975cm" svg:x2="18.219cm" svg:y2="12.975cm">
          <text:p/>
        </draw:line>
        <draw:line draw:style-name="gr8" draw:text-style-name="P3" draw:layer="layout" svg:x1="11.46cm" svg:y1="12.921cm" svg:x2="9.094cm" svg:y2="12.921cm">
          <text:p/>
        </draw:line>
        <draw:line draw:style-name="gr8" draw:text-style-name="P3" draw:layer="layout" svg:x1="19.909cm" svg:y1="16.229cm" svg:x2="18.219cm" svg:y2="16.229cm">
          <text:p/>
        </draw:line>
        <draw:line draw:style-name="gr8" draw:text-style-name="P3" draw:layer="layout" svg:x1="11.46cm" svg:y1="16.229cm" svg:x2="9.094cm" svg:y2="16.229cm">
          <text:p/>
        </draw:line>
        <draw:custom-shape draw:style-name="gr9" draw:text-style-name="P2" draw:layer="layout" svg:width="24.839cm" svg:height="17.757cm" svg:x="6.082cm" svg:y="21.289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-0.508cm" svg:y1="23.777cm" svg:x2="6.082cm" svg:y2="23.777cm">
          <text:p/>
        </draw:line>
        <draw:line draw:style-name="gr8" draw:text-style-name="P3" draw:layer="layout" svg:x1="30.921cm" svg:y1="24.3cm" svg:x2="37.004cm" svg:y2="24.3cm">
          <text:p/>
        </draw:line>
        <draw:line draw:style-name="gr10" draw:text-style-name="P3" draw:layer="layout" svg:x1="6.082cm" svg:y1="25.99cm" svg:x2="30.921cm" svg:y2="25.99cm">
          <text:p/>
        </draw:line>
        <draw:line draw:style-name="gr11" draw:text-style-name="P3" draw:layer="layout" svg:x1="6.082cm" svg:y1="30.946cm" svg:x2="30.921cm" svg:y2="30.946cm">
          <text:p/>
        </draw:line>
        <draw:frame draw:style-name="gr12" draw:text-style-name="P4" draw:layer="layout" svg:width="8.111cm" svg:height="5.912cm" svg:x="7.096cm" svg:y="22.333cm">
          <draw:text-box>
            <text:p><text:span text:style-name="T1">Vascular Space</text:span></text:p>
          </draw:text-box>
        </draw:frame>
        <draw:frame draw:style-name="gr13" draw:text-style-name="P4" draw:layer="layout" svg:width="8.111cm" svg:height="7.336cm" svg:x="7.096cm" svg:y="26.512cm">
          <draw:text-box>
            <text:p><text:span text:style-name="T1">Interstitial Space</text:span></text:p>
          </draw:text-box>
        </draw:frame>
        <draw:frame draw:style-name="gr13" draw:text-style-name="P4" draw:layer="layout" svg:width="8.111cm" svg:height="7.336cm" svg:x="7.096cm" svg:y="32.542cm">
          <draw:text-box>
            <text:p><text:span text:style-name="T1">Intracellular Space</text:span></text:p>
          </draw:text-box>
        </draw:frame>
        <draw:line draw:style-name="gr7" draw:text-style-name="P1" draw:layer="layout" svg:x1="19.261cm" svg:y1="24.534cm" svg:x2="19.261cm" svg:y2="27.145cm">
          <text:p/>
        </draw:line>
        <draw:line draw:style-name="gr7" draw:text-style-name="P1" draw:layer="layout" svg:x1="19.261cm" svg:y1="29.645cm" svg:x2="19.261cm" svg:y2="32.256cm">
          <text:p/>
        </draw:line>
        <draw:frame draw:style-name="gr14" draw:text-style-name="P4" draw:layer="layout" svg:width="4.562cm" svg:height="4.487cm" svg:x="25.851cm" svg:y="21.957cm">
          <draw:text-box>
            <text:p><text:span text:style-name="T1">C</text:span><text:span text:style-name="T2">V</text:span><text:span text:style-name="T1">, V</text:span><text:span text:style-name="T2">V</text:span></text:p>
          </draw:text-box>
        </draw:frame>
        <draw:frame draw:style-name="gr15" draw:text-style-name="P4" draw:layer="layout" svg:width="2.535cm" svg:height="3.062cm" svg:x="32.441cm" svg:y="24.945cm">
          <draw:text-box>
            <text:p><text:span text:style-name="T1">C*</text:span></text:p>
          </draw:text-box>
        </draw:frame>
        <draw:frame draw:style-name="gr15" draw:text-style-name="P4" draw:layer="layout" svg:width="2.535cm" svg:height="3.062cm" svg:x="19.369cm" svg:y="24.268cm">
          <draw:text-box>
            <text:p><text:span text:style-name="T1">n</text:span><text:span text:style-name="T2">VI</text:span></text:p>
          </draw:text-box>
        </draw:frame>
        <draw:frame draw:style-name="gr14" draw:text-style-name="P4" draw:layer="layout" svg:width="2.535cm" svg:height="4.487cm" svg:x="19.876cm" svg:y="30.784cm">
          <draw:text-box>
            <text:p><text:span text:style-name="T1">n</text:span><text:span text:style-name="T2">IC</text:span></text:p>
          </draw:text-box>
        </draw:frame>
        <draw:frame draw:style-name="gr14" draw:text-style-name="P4" draw:layer="layout" svg:width="2.535cm" svg:height="4.487cm" svg:x="19.876cm" svg:y="30.786cm">
          <draw:text-box>
            <text:p><text:span text:style-name="T1">n</text:span><text:span text:style-name="T2">IC</text:span></text:p>
          </draw:text-box>
        </draw:frame>
        <draw:frame draw:style-name="gr15" draw:text-style-name="P4" draw:layer="layout" svg:width="4.562cm" svg:height="3.062cm" svg:x="25.851cm" svg:y="26.658cm">
          <draw:text-box>
            <text:p><text:span text:style-name="T1">C</text:span><text:span text:style-name="T2">I</text:span><text:span text:style-name="T1">, V</text:span><text:span text:style-name="T2">I</text:span></text:p>
          </draw:text-box>
        </draw:frame>
        <draw:frame draw:style-name="gr14" draw:text-style-name="P4" draw:layer="layout" svg:width="4.562cm" svg:height="4.487cm" svg:x="25.851cm" svg:y="31.88cm">
          <draw:text-box>
            <text:p><text:span text:style-name="T1">C</text:span><text:span text:style-name="T2">C</text:span><text:span text:style-name="T1">, V</text:span><text:span text:style-name="T2">C</text:span></text:p>
          </draw:text-box>
        </draw:frame>
        <draw:frame draw:style-name="gr16" draw:text-style-name="P4" draw:layer="layout" svg:width="4.562cm" svg:height="3.368cm" svg:x="1.52cm" svg:y="24.384cm">
          <draw:text-box>
            <text:p><text:span text:style-name="T1">C</text:span><text:span text:style-name="T3">P</text:span><text:span text:style-name="T4">,Q</text:span></text:p>
          </draw:text-box>
        </draw:frame>
        <draw:frame draw:style-name="gr17" draw:text-style-name="P4" draw:layer="layout" svg:width="3.261cm" svg:height="1.753cm" draw:transform="rotate (1.5707963267949) translate (6.883cm 14.183cm)">
          <draw:text-box>
            <text:p><text:span text:style-name="T5">Vein</text:span></text:p>
          </draw:text-box>
        </draw:frame>
        <draw:frame draw:style-name="gr18" draw:text-style-name="P4" draw:layer="layout" svg:width="6.477cm" svg:height="2.032cm" draw:transform="rotate (1.5707963267949) translate (20.32cm 14.351cm)">
          <draw:text-box>
            <text:p><text:span text:style-name="T1">Artery</text:span></text:p>
          </draw:text-box>
        </draw:frame>
        <draw:frame draw:style-name="gr15" draw:text-style-name="P4" draw:layer="layout" svg:width="2.535cm" svg:height="3.062cm" svg:x="25.151cm" svg:y="2.032cm">
          <draw:text-box>
            <text:p><text:span text:style-name="T1">a</text:span></text:p>
          </draw:text-box>
        </draw:frame>
        <draw:frame draw:style-name="gr15" draw:text-style-name="P4" draw:layer="layout" svg:width="2.535cm" svg:height="3.062cm" svg:x="31.501cm" svg:y="18.02cm">
          <draw:text-box>
            <text:p><text:span text:style-name="T1">b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9" draw:text-style-name="P2" draw:layer="layout" svg:width="24.839cm" svg:height="17.757cm" svg:x="15.205cm" svg:y="10.44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8.615cm" svg:y1="12.931cm" svg:x2="15.205cm" svg:y2="12.931cm">
          <text:p/>
        </draw:line>
        <draw:line draw:style-name="gr8" draw:text-style-name="P3" draw:layer="layout" svg:x1="40.044cm" svg:y1="13.454cm" svg:x2="46.127cm" svg:y2="13.454cm">
          <text:p/>
        </draw:line>
        <draw:line draw:style-name="gr10" draw:text-style-name="P3" draw:layer="layout" svg:x1="15.205cm" svg:y1="15.144cm" svg:x2="40.044cm" svg:y2="15.144cm">
          <text:p/>
        </draw:line>
        <draw:line draw:style-name="gr11" draw:text-style-name="P3" draw:layer="layout" svg:x1="15.205cm" svg:y1="20.1cm" svg:x2="40.044cm" svg:y2="20.1cm">
          <text:p/>
        </draw:line>
        <draw:frame draw:style-name="gr12" draw:text-style-name="P4" draw:layer="layout" svg:width="8.111cm" svg:height="5.912cm" svg:x="16.219cm" svg:y="11.487cm">
          <draw:text-box>
            <text:p><text:span text:style-name="T1">Vascular Space</text:span></text:p>
          </draw:text-box>
        </draw:frame>
        <draw:frame draw:style-name="gr13" draw:text-style-name="P4" draw:layer="layout" svg:width="8.111cm" svg:height="7.336cm" svg:x="16.219cm" svg:y="15.666cm">
          <draw:text-box>
            <text:p><text:span text:style-name="T1">Interstitial Space</text:span></text:p>
          </draw:text-box>
        </draw:frame>
        <draw:frame draw:style-name="gr13" draw:text-style-name="P4" draw:layer="layout" svg:width="8.111cm" svg:height="7.336cm" svg:x="16.219cm" svg:y="21.696cm">
          <draw:text-box>
            <text:p><text:span text:style-name="T1">Intracellular Space</text:span></text:p>
          </draw:text-box>
        </draw:frame>
        <draw:line draw:style-name="gr7" draw:text-style-name="P1" draw:layer="layout" svg:x1="28.384cm" svg:y1="13.688cm" svg:x2="28.384cm" svg:y2="16.299cm">
          <text:p/>
        </draw:line>
        <draw:line draw:style-name="gr7" draw:text-style-name="P1" draw:layer="layout" svg:x1="28.384cm" svg:y1="18.799cm" svg:x2="28.384cm" svg:y2="21.41cm">
          <text:p/>
        </draw:line>
        <draw:frame draw:style-name="gr14" draw:text-style-name="P4" draw:layer="layout" svg:width="4.562cm" svg:height="4.487cm" svg:x="34.974cm" svg:y="11.111cm">
          <draw:text-box>
            <text:p><text:span text:style-name="T1">C</text:span><text:span text:style-name="T2">V</text:span><text:span text:style-name="T1">, V</text:span><text:span text:style-name="T2">V</text:span></text:p>
          </draw:text-box>
        </draw:frame>
        <draw:frame draw:style-name="gr15" draw:text-style-name="P4" draw:layer="layout" svg:width="2.535cm" svg:height="3.062cm" svg:x="41.564cm" svg:y="14.099cm">
          <draw:text-box>
            <text:p><text:span text:style-name="T1">C*</text:span></text:p>
          </draw:text-box>
        </draw:frame>
        <draw:frame draw:style-name="gr15" draw:text-style-name="P4" draw:layer="layout" svg:width="2.535cm" svg:height="3.062cm" svg:x="28.492cm" svg:y="13.422cm">
          <draw:text-box>
            <text:p><text:span text:style-name="T1">n</text:span><text:span text:style-name="T2">VI</text:span></text:p>
          </draw:text-box>
        </draw:frame>
        <draw:frame draw:style-name="gr14" draw:text-style-name="P4" draw:layer="layout" svg:width="2.535cm" svg:height="4.487cm" svg:x="28.999cm" svg:y="19.938cm">
          <draw:text-box>
            <text:p><text:span text:style-name="T1">n</text:span><text:span text:style-name="T2">IC</text:span></text:p>
          </draw:text-box>
        </draw:frame>
        <draw:frame draw:style-name="gr14" draw:text-style-name="P4" draw:layer="layout" svg:width="2.535cm" svg:height="4.487cm" svg:x="28.999cm" svg:y="19.94cm">
          <draw:text-box>
            <text:p><text:span text:style-name="T1">n</text:span><text:span text:style-name="T2">IC</text:span></text:p>
          </draw:text-box>
        </draw:frame>
        <draw:frame draw:style-name="gr15" draw:text-style-name="P4" draw:layer="layout" svg:width="4.562cm" svg:height="3.062cm" svg:x="34.974cm" svg:y="15.812cm">
          <draw:text-box>
            <text:p><text:span text:style-name="T1">C</text:span><text:span text:style-name="T2">I</text:span><text:span text:style-name="T1">, V</text:span><text:span text:style-name="T2">I</text:span></text:p>
          </draw:text-box>
        </draw:frame>
        <draw:frame draw:style-name="gr14" draw:text-style-name="P4" draw:layer="layout" svg:width="4.562cm" svg:height="4.487cm" svg:x="34.974cm" svg:y="21.034cm">
          <draw:text-box>
            <text:p><text:span text:style-name="T1">C</text:span><text:span text:style-name="T2">C</text:span><text:span text:style-name="T1">, V</text:span><text:span text:style-name="T2">C</text:span></text:p>
          </draw:text-box>
        </draw:frame>
        <draw:frame draw:style-name="gr16" draw:text-style-name="P4" draw:layer="layout" svg:width="4.562cm" svg:height="3.368cm" svg:x="9.122cm" svg:y="13.577cm">
          <draw:text-box>
            <text:p><text:span text:style-name="T1">C</text:span><text:span text:style-name="T3">P</text:span><text:span text:style-name="T4">,Q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0" draw:text-style-name="P6" draw:layer="layout" svg:width="26.359cm" svg:height="1.038cm" svg:x="4.053cm" svg:y="21.2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.29cm" svg:height="16.889cm" svg:x="29.513cm" svg:y="24.892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1.521cm" svg:height="1.943cm" svg:x="25.343cm" svg:y="24.544cm">
          <draw:text-box>
            <text:p><text:span text:style-name="T1">b</text:span></text:p>
          </draw:text-box>
        </draw:frame>
        <draw:frame draw:style-name="gr23" draw:text-style-name="P3" draw:layer="layout" svg:width="18.025cm" svg:height="13.779cm" svg:x="2.54cm" svg:y="21.482cm">
          <draw:image xlink:href="Pictures/10000000000003C3000002CB84C507150BCDF723.png" xlink:type="simple" xlink:show="embed" xlink:actuate="onLoad">
            <text:p text:style-name="P1"/>
          </draw:image>
        </draw:frame>
        <draw:frame draw:style-name="gr24" draw:text-style-name="P1" draw:layer="layout" svg:width="19.591cm" svg:height="14.72cm" svg:x="20.222cm" svg:y="21.132cm">
          <draw:image xlink:href="Pictures/10000000000002FC0000023E5B9C6FED7DAA7466.png" xlink:type="simple" xlink:show="embed" xlink:actuate="onLoad">
            <text:p/>
          </draw:image>
        </draw:frame>
        <draw:g>
          <draw:frame draw:style-name="gr24" draw:text-style-name="P1" draw:layer="layout" svg:width="18.567cm" svg:height="14.046cm" svg:x="20.32cm" svg:y="7.213cm">
            <draw:image xlink:href="Pictures/10000000000002F900000240191FF3AC5BDB85FA.png" xlink:type="simple" xlink:show="embed" xlink:actuate="onLoad">
              <text:p/>
            </draw:image>
          </draw:frame>
          <draw:custom-shape draw:style-name="gr25" draw:text-style-name="P6" draw:layer="layout" svg:width="19.591cm" svg:height="0.431cm" svg:x="20.222cm" svg:y="21.057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frame draw:style-name="gr26" draw:text-style-name="P3" draw:layer="layout" svg:width="18.184cm" svg:height="14.051cm" svg:x="2.39cm" svg:y="7.366cm">
            <draw:image xlink:href="Pictures/10000000000002FD0000023E33B5D6193F1C6843.png" xlink:type="simple" xlink:show="embed" xlink:actuate="onLoad">
              <text:p/>
            </draw:image>
          </draw:frame>
          <draw:custom-shape draw:style-name="gr27" draw:text-style-name="P6" draw:layer="layout" svg:width="18.279cm" svg:height="0.427cm" svg:x="2.286cm" svg:y="21.3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8" draw:text-style-name="P7" draw:layer="layout" svg:width="1.016cm" svg:height="0.945cm" svg:x="17.018cm" svg:y="9.144cm">
          <draw:text-box>
            <text:p>a</text:p>
          </draw:text-box>
        </draw:frame>
        <draw:frame draw:style-name="gr29" draw:text-style-name="P7" draw:layer="layout" svg:width="1.016cm" svg:height="1.27cm" svg:x="35.56cm" svg:y="9.144cm">
          <draw:text-box>
            <text:p>b</text:p>
          </draw:text-box>
        </draw:frame>
        <draw:frame draw:style-name="gr28" draw:text-style-name="P7" draw:layer="layout" svg:width="1.016cm" svg:height="0.945cm" svg:x="17.272cm" svg:y="23.114cm">
          <draw:text-box>
            <text:p>c</text:p>
          </draw:text-box>
        </draw:frame>
        <draw:frame draw:style-name="gr28" draw:text-style-name="P7" draw:layer="layout" svg:width="0.762cm" svg:height="0.945cm" svg:x="36.83cm" svg:y="22.86cm">
          <draw:text-box>
            <text:p>d</text:p>
          </draw:text-box>
        </draw:frame>
        <presentation:notes draw:style-name="dp2">
          <draw:page-thumbnail draw:style-name="gr19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Helvetica1" svg:font-family="Helvetic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2" svg:font-family="Helvetic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Helvetica2" fo:font-family="Helvetica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2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5.69999694824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2cm" fo:margin-bottom="0cm" fo:text-indent="0cm"/>
      <style:text-properties fo:font-size="57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14cm" fo:margin-bottom="0cm" fo:text-indent="0cm"/>
      <style:text-properties fo:font-size="49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9cm" fo:margin-bottom="0cm" fo:text-indent="0cm"/>
      <style:text-properties fo:font-size="4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3cm" fo:margin-bottom="0cm" fo:text-indent="0cm"/>
      <style:text-properties fo:font-size="4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3cm" fo:margin-bottom="0cm" fo:text-indent="0cm"/>
      <style:text-properties fo:font-size="4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3cm" fo:margin-bottom="0cm" fo:text-indent="0cm"/>
      <style:text-properties fo:font-size="4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3cm" fo:margin-bottom="0cm" fo:text-indent="0cm"/>
      <style:text-properties fo:font-size="4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3cm" fo:margin-bottom="0cm" fo:text-indent="0cm"/>
      <style:text-properties fo:font-size="4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0.4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5.88cm" fo:page-height="43.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50.29cm" svg:height="7.209cm" svg:x="2.792cm" svg:y="1.718cm" presentation:class="title" presentation:placeholder="true">
        <draw:text-box/>
      </draw:frame>
      <draw:frame presentation:style-name="Default-outline1" draw:layer="backgroundobjects" svg:width="50.29cm" svg:height="25.042cm" svg:x="2.792cm" svg:y="10.102cm" presentation:class="outline" presentation:placeholder="true">
        <draw:text-box/>
      </draw:frame>
      <draw:frame presentation:style-name="Mpr1" draw:text-style-name="MP2" draw:layer="backgroundobjects" svg:width="13.018cm" svg:height="2.977cm" svg:x="2.792cm" svg:y="39.3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12cm" svg:height="2.977cm" svg:x="19.108cm" svg:y="39.3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18cm" svg:height="2.977cm" svg:x="40.063cm" svg:y="39.3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3T12:14:43.061467479</meta:creation-date>
    <dc:date>2016-06-29T12:10:58.462151301</dc:date>
    <meta:editing-duration>PT38M48S</meta:editing-duration>
    <meta:editing-cycles>8</meta:editing-cycles>
    <meta:generator>LibreOffice/5.1.3.2$Linux_X86_64 LibreOffice_project/10m0$Build-2</meta:generator>
    <meta:document-statistic meta:object-count="101"/>
  </office:meta>
</office:document-meta>
</file>